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1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Algorithm solution</text:p>
          </table:table-cell>
          <table:table-cell table:style-name="Default" office:value-type="string" calcext:value-type="string">
            <text:p>Algorithm fitn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39059522" calcext:value-type="float">
            <text:p>739059522</text:p>
          </table:table-cell>
          <table:table-cell office:value-type="float" office:value="57.29029315359" calcext:value-type="float">
            <text:p>57.29</text:p>
          </table:table-cell>
          <table:table-cell office:value-type="float" office:value="-30.9752689801178" calcext:value-type="float">
            <text:p>-30.98</text:p>
          </table:table-cell>
          <table:table-cell office:value-type="float" office:value="27.2523558149237" calcext:value-type="float">
            <text:p>27.2523558149237</text:p>
          </table:table-cell>
          <table:table-cell office:value-type="float" office:value="-11.0390870277961" calcext:value-type="float">
            <text:p>-11.0390870277961</text:p>
          </table:table-cell>
          <table:table-cell office:value-type="float" office:value="49.9873705790473" calcext:value-type="float">
            <text:p>49.9873705790473</text:p>
          </table:table-cell>
          <table:table-cell office:value-type="float" office:value="19.7470731797421" calcext:value-type="float">
            <text:p>19.7470731797421</text:p>
          </table:table-cell>
          <table:table-cell office:value-type="float" office:value="-1.41226063707185" calcext:value-type="float">
            <text:p>-1.41226063707185</text:p>
          </table:table-cell>
          <table:table-cell office:value-type="float" office:value="-58.7432648072517" calcext:value-type="float">
            <text:p>-58.7432648072517</text:p>
          </table:table-cell>
          <table:table-cell office:value-type="float" office:value="89.3924687799068" calcext:value-type="float">
            <text:p>89.3924687799068</text:p>
          </table:table-cell>
          <table:table-cell office:value-type="string" calcext:value-type="string">
            <text:p><text:s/>58.79534765539287]</text:p>
          </table:table-cell>
          <table:table-cell office:value-type="float" office:value="263813940.007413" calcext:value-type="float">
            <text:p>263813940.007413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584506184" calcext:value-type="float">
            <text:p>2584506184</text:p>
          </table:table-cell>
          <table:table-cell office:value-type="float" office:value="45.3564788707556" calcext:value-type="float">
            <text:p>45.36</text:p>
          </table:table-cell>
          <table:table-cell office:value-type="float" office:value="-36.456181561617" calcext:value-type="float">
            <text:p>-36.46</text:p>
          </table:table-cell>
          <table:table-cell office:value-type="float" office:value="21.1810675497617" calcext:value-type="float">
            <text:p>21.1810675497617</text:p>
          </table:table-cell>
          <table:table-cell office:value-type="float" office:value="1.22544284191064" calcext:value-type="float">
            <text:p>1.22544284191064</text:p>
          </table:table-cell>
          <table:table-cell office:value-type="float" office:value="44.1650196028884" calcext:value-type="float">
            <text:p>44.1650196028884</text:p>
          </table:table-cell>
          <table:table-cell office:value-type="float" office:value="45.7756244208887" calcext:value-type="float">
            <text:p>45.7756244208887</text:p>
          </table:table-cell>
          <table:table-cell office:value-type="float" office:value="7.76915585787006" calcext:value-type="float">
            <text:p>7.76915585787006</text:p>
          </table:table-cell>
          <table:table-cell office:value-type="float" office:value="-67.5231889377496" calcext:value-type="float">
            <text:p>-67.5231889377496</text:p>
          </table:table-cell>
          <table:table-cell office:value-type="float" office:value="35.639988386336" calcext:value-type="float">
            <text:p>35.639988386336</text:p>
          </table:table-cell>
          <table:table-cell office:value-type="string" calcext:value-type="string">
            <text:p><text:s/>-24.53456502754475]</text:p>
          </table:table-cell>
          <table:table-cell office:value-type="float" office:value="231383859.603715" calcext:value-type="float">
            <text:p>231383859.603715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75295992" calcext:value-type="float">
            <text:p>3875295992</text:p>
          </table:table-cell>
          <table:table-cell office:value-type="float" office:value="67.5253586628625" calcext:value-type="float">
            <text:p>67.53</text:p>
          </table:table-cell>
          <table:table-cell office:value-type="float" office:value="-36.6279735851094" calcext:value-type="float">
            <text:p>-36.63</text:p>
          </table:table-cell>
          <table:table-cell office:value-type="float" office:value="29.1661920431717" calcext:value-type="float">
            <text:p>29.1661920431717</text:p>
          </table:table-cell>
          <table:table-cell office:value-type="float" office:value="-12.2414721143026" calcext:value-type="float">
            <text:p>-12.2414721143026</text:p>
          </table:table-cell>
          <table:table-cell office:value-type="float" office:value="51.8267891838405" calcext:value-type="float">
            <text:p>51.8267891838405</text:p>
          </table:table-cell>
          <table:table-cell office:value-type="float" office:value="28.3413420749759" calcext:value-type="float">
            <text:p>28.3413420749759</text:p>
          </table:table-cell>
          <table:table-cell office:value-type="float" office:value="-39.4713476548142" calcext:value-type="float">
            <text:p>-39.4713476548142</text:p>
          </table:table-cell>
          <table:table-cell office:value-type="float" office:value="-64.539211538148" calcext:value-type="float">
            <text:p>-64.539211538148</text:p>
          </table:table-cell>
          <table:table-cell office:value-type="float" office:value="66.8304379550785" calcext:value-type="float">
            <text:p>66.8304379550785</text:p>
          </table:table-cell>
          <table:table-cell office:value-type="string" calcext:value-type="string">
            <text:p><text:s/>-42.004365712437064]</text:p>
          </table:table-cell>
          <table:table-cell office:value-type="float" office:value="142873706.497572" calcext:value-type="float">
            <text:p>142873706.497572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97864071" calcext:value-type="float">
            <text:p>1197864071</text:p>
          </table:table-cell>
          <table:table-cell office:value-type="float" office:value="70.5689205900003" calcext:value-type="float">
            <text:p>70.57</text:p>
          </table:table-cell>
          <table:table-cell office:value-type="float" office:value="-50.5979267423431" calcext:value-type="float">
            <text:p>-50.60</text:p>
          </table:table-cell>
          <table:table-cell office:value-type="float" office:value="-1.96116032124197" calcext:value-type="float">
            <text:p>-1.96116032124197</text:p>
          </table:table-cell>
          <table:table-cell office:value-type="float" office:value="-6.27055122351992" calcext:value-type="float">
            <text:p>-6.27055122351992</text:p>
          </table:table-cell>
          <table:table-cell office:value-type="float" office:value="65.8446480218084" calcext:value-type="float">
            <text:p>65.8446480218084</text:p>
          </table:table-cell>
          <table:table-cell office:value-type="float" office:value="24.7766517420015" calcext:value-type="float">
            <text:p>24.7766517420015</text:p>
          </table:table-cell>
          <table:table-cell office:value-type="float" office:value="-13.3848922571215" calcext:value-type="float">
            <text:p>-13.3848922571215</text:p>
          </table:table-cell>
          <table:table-cell office:value-type="float" office:value="-66.9694017779376" calcext:value-type="float">
            <text:p>-66.9694017779376</text:p>
          </table:table-cell>
          <table:table-cell office:value-type="float" office:value="40.4124447908563" calcext:value-type="float">
            <text:p>40.4124447908563</text:p>
          </table:table-cell>
          <table:table-cell office:value-type="string" calcext:value-type="string">
            <text:p><text:s/>-2.9866718023681535]</text:p>
          </table:table-cell>
          <table:table-cell office:value-type="float" office:value="65922370.0794641" calcext:value-type="float">
            <text:p>65922370.0794641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85161098" calcext:value-type="float">
            <text:p>2285161098</text:p>
          </table:table-cell>
          <table:table-cell office:value-type="float" office:value="91.4725589682427" calcext:value-type="float">
            <text:p>91.47</text:p>
          </table:table-cell>
          <table:table-cell office:value-type="float" office:value="-34.9326791396171" calcext:value-type="float">
            <text:p>-34.93</text:p>
          </table:table-cell>
          <table:table-cell office:value-type="float" office:value="21.4286529491156" calcext:value-type="float">
            <text:p>21.4286529491156</text:p>
          </table:table-cell>
          <table:table-cell office:value-type="float" office:value="26.6037661914044" calcext:value-type="float">
            <text:p>26.6037661914044</text:p>
          </table:table-cell>
          <table:table-cell office:value-type="float" office:value="66.7360436371788" calcext:value-type="float">
            <text:p>66.7360436371788</text:p>
          </table:table-cell>
          <table:table-cell office:value-type="float" office:value="6.40298300639581" calcext:value-type="float">
            <text:p>6.40298300639581</text:p>
          </table:table-cell>
          <table:table-cell office:value-type="float" office:value="-20.6463102573764" calcext:value-type="float">
            <text:p>-20.6463102573764</text:p>
          </table:table-cell>
          <table:table-cell office:value-type="float" office:value="-70.6823036291325" calcext:value-type="float">
            <text:p>-70.6823036291325</text:p>
          </table:table-cell>
          <table:table-cell office:value-type="float" office:value="19.2245025139853" calcext:value-type="float">
            <text:p>19.2245025139853</text:p>
          </table:table-cell>
          <table:table-cell office:value-type="string" calcext:value-type="string">
            <text:p><text:s/>-36.3340812023727]</text:p>
          </table:table-cell>
          <table:table-cell office:value-type="float" office:value="562637069.885833" calcext:value-type="float">
            <text:p>562637069.885833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67785236" calcext:value-type="float">
            <text:p>1067785236</text:p>
          </table:table-cell>
          <table:table-cell office:value-type="float" office:value="46.8176297699357" calcext:value-type="float">
            <text:p>46.82</text:p>
          </table:table-cell>
          <table:table-cell office:value-type="float" office:value="-42.1344830356111" calcext:value-type="float">
            <text:p>-42.13</text:p>
          </table:table-cell>
          <table:table-cell office:value-type="float" office:value="-0.577729174732955" calcext:value-type="float">
            <text:p>-0.577729174732955</text:p>
          </table:table-cell>
          <table:table-cell office:value-type="float" office:value="2.23067212022436" calcext:value-type="float">
            <text:p>2.23067212022436</text:p>
          </table:table-cell>
          <table:table-cell office:value-type="float" office:value="51.2620771196613" calcext:value-type="float">
            <text:p>51.2620771196613</text:p>
          </table:table-cell>
          <table:table-cell office:value-type="float" office:value="28.6762419411945" calcext:value-type="float">
            <text:p>28.6762419411945</text:p>
          </table:table-cell>
          <table:table-cell office:value-type="float" office:value="-16.9394842311014" calcext:value-type="float">
            <text:p>-16.9394842311014</text:p>
          </table:table-cell>
          <table:table-cell office:value-type="float" office:value="-83.6599739499054" calcext:value-type="float">
            <text:p>-83.6599739499054</text:p>
          </table:table-cell>
          <table:table-cell office:value-type="float" office:value="26.1780850122519" calcext:value-type="float">
            <text:p>26.1780850122519</text:p>
          </table:table-cell>
          <table:table-cell office:value-type="string" calcext:value-type="string">
            <text:p><text:s/>45.90523412993291]</text:p>
          </table:table-cell>
          <table:table-cell office:value-type="float" office:value="233607891.923509" calcext:value-type="float">
            <text:p>233607891.923509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35043647" calcext:value-type="float">
            <text:p>3535043647</text:p>
          </table:table-cell>
          <table:table-cell office:value-type="float" office:value="59.0638408549877" calcext:value-type="float">
            <text:p>59.06</text:p>
          </table:table-cell>
          <table:table-cell office:value-type="float" office:value="-24.6387427673127" calcext:value-type="float">
            <text:p>-24.64</text:p>
          </table:table-cell>
          <table:table-cell office:value-type="float" office:value="5.98989686298422" calcext:value-type="float">
            <text:p>5.98989686298422</text:p>
          </table:table-cell>
          <table:table-cell office:value-type="float" office:value="-29.9789523080377" calcext:value-type="float">
            <text:p>-29.9789523080377</text:p>
          </table:table-cell>
          <table:table-cell office:value-type="float" office:value="57.9156581766601" calcext:value-type="float">
            <text:p>57.9156581766601</text:p>
          </table:table-cell>
          <table:table-cell office:value-type="float" office:value="3.93490851099211" calcext:value-type="float">
            <text:p>3.93490851099211</text:p>
          </table:table-cell>
          <table:table-cell office:value-type="float" office:value="-7.63015133548842" calcext:value-type="float">
            <text:p>-7.63015133548842</text:p>
          </table:table-cell>
          <table:table-cell office:value-type="float" office:value="-61.8867883519209" calcext:value-type="float">
            <text:p>-61.8867883519209</text:p>
          </table:table-cell>
          <table:table-cell office:value-type="float" office:value="18.6051490807225" calcext:value-type="float">
            <text:p>18.6051490807225</text:p>
          </table:table-cell>
          <table:table-cell office:value-type="string" calcext:value-type="string">
            <text:p><text:s/>40.442012818688]</text:p>
          </table:table-cell>
          <table:table-cell office:value-type="float" office:value="679753541.648943" calcext:value-type="float">
            <text:p>679753541.648943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677622038" calcext:value-type="float">
            <text:p>3677622038</text:p>
          </table:table-cell>
          <table:table-cell office:value-type="float" office:value="62.2284529264229" calcext:value-type="float">
            <text:p>62.23</text:p>
          </table:table-cell>
          <table:table-cell office:value-type="float" office:value="-33.5333263041181" calcext:value-type="float">
            <text:p>-33.53</text:p>
          </table:table-cell>
          <table:table-cell office:value-type="float" office:value="24.6080887121198" calcext:value-type="float">
            <text:p>24.6080887121198</text:p>
          </table:table-cell>
          <table:table-cell office:value-type="float" office:value="-11.7035018907526" calcext:value-type="float">
            <text:p>-11.7035018907526</text:p>
          </table:table-cell>
          <table:table-cell office:value-type="float" office:value="48.3927449585421" calcext:value-type="float">
            <text:p>48.3927449585421</text:p>
          </table:table-cell>
          <table:table-cell office:value-type="float" office:value="37.812627412195" calcext:value-type="float">
            <text:p>37.812627412195</text:p>
          </table:table-cell>
          <table:table-cell office:value-type="float" office:value="18.8814982389019" calcext:value-type="float">
            <text:p>18.8814982389019</text:p>
          </table:table-cell>
          <table:table-cell office:value-type="float" office:value="-49.2372566895994" calcext:value-type="float">
            <text:p>-49.2372566895994</text:p>
          </table:table-cell>
          <table:table-cell office:value-type="float" office:value="20.6744328168927" calcext:value-type="float">
            <text:p>20.6744328168927</text:p>
          </table:table-cell>
          <table:table-cell office:value-type="string" calcext:value-type="string">
            <text:p><text:s/>45.60161595091907]</text:p>
          </table:table-cell>
          <table:table-cell office:value-type="float" office:value="475683321.038039" calcext:value-type="float">
            <text:p>475683321.038039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183536434" calcext:value-type="float">
            <text:p>4183536434</text:p>
          </table:table-cell>
          <table:table-cell office:value-type="float" office:value="77.2243541385547" calcext:value-type="float">
            <text:p>77.22</text:p>
          </table:table-cell>
          <table:table-cell office:value-type="float" office:value="-47.2830038475118" calcext:value-type="float">
            <text:p>-47.28</text:p>
          </table:table-cell>
          <table:table-cell office:value-type="float" office:value="-0.432878204223724" calcext:value-type="float">
            <text:p>-0.432878204223724</text:p>
          </table:table-cell>
          <table:table-cell office:value-type="float" office:value="1.82675449001987" calcext:value-type="float">
            <text:p>1.82675449001987</text:p>
          </table:table-cell>
          <table:table-cell office:value-type="float" office:value="67.3954721584219" calcext:value-type="float">
            <text:p>67.3954721584219</text:p>
          </table:table-cell>
          <table:table-cell office:value-type="float" office:value="22.2187650904095" calcext:value-type="float">
            <text:p>22.2187650904095</text:p>
          </table:table-cell>
          <table:table-cell office:value-type="float" office:value="-19.271933058424" calcext:value-type="float">
            <text:p>-19.271933058424</text:p>
          </table:table-cell>
          <table:table-cell office:value-type="float" office:value="-94.9213821343707" calcext:value-type="float">
            <text:p>-94.9213821343707</text:p>
          </table:table-cell>
          <table:table-cell office:value-type="float" office:value="59.4659908742323" calcext:value-type="float">
            <text:p>59.4659908742323</text:p>
          </table:table-cell>
          <table:table-cell office:value-type="string" calcext:value-type="string">
            <text:p><text:s/>-27.256192431649566]</text:p>
          </table:table-cell>
          <table:table-cell office:value-type="float" office:value="47808392.9166514" calcext:value-type="float">
            <text:p>47808392.9166514</text:p>
          </table:table-cell>
        </table:table-row>
        <table:table-row table:style-name="ro1">
          <table:table-cell office:value-type="string" calcext:value-type="string">
            <text:p>F62005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25874637" calcext:value-type="float">
            <text:p>2125874637</text:p>
          </table:table-cell>
          <table:table-cell office:value-type="float" office:value="59.1443565641186" calcext:value-type="float">
            <text:p>59.14</text:p>
          </table:table-cell>
          <table:table-cell office:value-type="float" office:value="-35.2130804509831" calcext:value-type="float">
            <text:p>-35.21</text:p>
          </table:table-cell>
          <table:table-cell office:value-type="float" office:value="26.0920244153189" calcext:value-type="float">
            <text:p>26.0920244153189</text:p>
          </table:table-cell>
          <table:table-cell office:value-type="float" office:value="12.3272253904308" calcext:value-type="float">
            <text:p>12.3272253904308</text:p>
          </table:table-cell>
          <table:table-cell office:value-type="float" office:value="57.3503823340886" calcext:value-type="float">
            <text:p>57.3503823340886</text:p>
          </table:table-cell>
          <table:table-cell office:value-type="float" office:value="40.2740173474773" calcext:value-type="float">
            <text:p>40.2740173474773</text:p>
          </table:table-cell>
          <table:table-cell office:value-type="float" office:value="0.550914678624623" calcext:value-type="float">
            <text:p>0.550914678624623</text:p>
          </table:table-cell>
          <table:table-cell office:value-type="float" office:value="-67.0770447859988" calcext:value-type="float">
            <text:p>-67.0770447859988</text:p>
          </table:table-cell>
          <table:table-cell office:value-type="float" office:value="42.6905327998028" calcext:value-type="float">
            <text:p>42.6905327998028</text:p>
          </table:table-cell>
          <table:table-cell office:value-type="string" calcext:value-type="string">
            <text:p><text:s/>15.749382497957694]</text:p>
          </table:table-cell>
          <table:table-cell office:value-type="float" office:value="53722833.802378" calcext:value-type="float">
            <text:p>53722833.802378</text:p>
          </table:table-cell>
        </table:table-row>
        <table:table-row table:style-name="ro2">
          <table:table-cell table:number-columns-repeated="5"/>
          <table:table-cell table:style-name="ce2" table:formula="of:=([.F2]+[.F3]+[.F4]+[.F5]+[.F6]+[.F7]+[.F8]+[.F9]+[.F10]+[.F11])/10" office:value-type="float" office:value="63.6692244499471" calcext:value-type="float">
            <text:p>63.67</text:p>
          </table:table-cell>
          <table:table-cell table:style-name="ce2" table:formula="of:=([.G2]+[.G3]+[.G4]+[.G5]+[.G6]+[.G7]+[.G8]+[.G9]+[.G10]+[.G11])/10" office:value-type="float" office:value="-37.2392666414341" calcext:value-type="float">
            <text:p>-37.2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22:42:35.080318681</dc:date>
    <meta:editing-duration>PT20S</meta:editing-duration>
    <meta:editing-cycles>1</meta:editing-cycles>
    <meta:document-statistic meta:table-count="1" meta:cell-count="169" meta:object-count="0"/>
    <meta:generator>LibreOffice/24.2.5.2$Linux_X86_64 LibreOffice_project/420$Build-2</meta:generator>
  </office:meta>
</office:document-meta>
</file>